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6b0" officeooo:paragraph-rsid="001b26b0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officeooo:paragraph-rsid="001b3b35"/>
    </style:style>
    <style:style style:name="P4" style:family="paragraph" style:parent-style-name="Standard">
      <style:text-properties officeooo:rsid="001b3b35" officeooo:paragraph-rsid="001b3b35"/>
    </style:style>
    <style:style style:name="P5" style:family="paragraph" style:parent-style-name="Standard">
      <style:text-properties officeooo:rsid="001c4d44" officeooo:paragraph-rsid="001c4d44"/>
    </style:style>
    <style:style style:name="T1" style:family="text">
      <style:text-properties officeooo:rsid="001b26b0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Consolas" fo:font-size="10.5pt" fo:font-weight="normal" fo:background-color="#1e1e1e" loext:char-shading-value="0"/>
    </style:style>
    <style:style style:name="T4" style:family="text">
      <style:text-properties fo:color="#d4d4d4" loext:opacity="100%" style:font-name="Consolas" fo:font-size="10.5pt" fo:font-weight="normal" fo:background-color="#1e1e1e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Base De Données Reporting</text:p>
      <text:p text:style-name="P1"/>
      <text:p text:style-name="P4">Les infos de BDD se définissent dans le fichier setup.php</text:p>
      <text:p text:style-name="P3"><text:span text:style-name="T3"/></text:p>
      <text:p text:style-name="P3"><text:span text:style-name="T3">define</text:span><text:span text:style-name="T4">(</text:span><text:span text:style-name="T6">"DB_SERVER"</text:span><text:span text:style-name="T4">, </text:span><text:span text:style-name="T6">"localhost"</text:span><text:span text:style-name="T4">);</text:span></text:p>
      <text:p text:style-name="P2"><text:span text:style-name="T2">define</text:span>(<text:span text:style-name="T5">"DB_NAME"</text:span>, <text:span text:style-name="T5">"ffebefvd_reporting"</text:span>);</text:p>
      <text:p text:style-name="P2"><text:span text:style-name="T2">define</text:span>(<text:span text:style-name="T5">"DB_USER"</text:span>, <text:span text:style-name="T5">"root"</text:span>);</text:p>
      <text:p text:style-name="P2"><text:span text:style-name="T2">define</text:span>(<text:span text:style-name="T5">"DB_PASSWORD"</text:span>, <text:span text:style-name="T5">""</text:span>);</text:p>
      <text:p text:style-name="P1"/>
      <text:p text:style-name="P1"/>
      <text:p text:style-name="P5">La base de données comporte les tables :</text:p>
      <text:p text:style-name="P5"/>
      <text:p text:style-name="P5">- accounts</text:p>
      <text:p text:style-name="P5">- categories</text:p>
      <text:p text:style-name="P5">- items</text:p>
      <text:p text:style-name="P5">- repor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08:41:35.117000000</meta:creation-date>
    <dc:date>2022-02-23T01:23:14.990000000</dc:date>
    <meta:editing-duration>PT20M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1" meta:word-count="39" meta:character-count="299" meta:non-whitespace-character-count="271"/>
  </office:meta>
</office:document-meta>
</file>